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unt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UNT</text:p>
          </table:table-cell>
          <table:table-cell office:value-type="string" calcext:value-type="string">
            <text:p>Total:</text:p>
          </table:table-cell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office:value-type="string" calcext:value-type="string">
            <text:p>UNIFOR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RCEP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V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GAUSSIAN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ECISION_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</table:table>
      <table:table table:name="SVM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SVM</text:p>
          </table:table-cell>
          <table:table-cell office:value-type="string" calcext:value-type="string">
            <text:p>Total:</text:p>
          </table:table-cell>
          <table:table-cell office:value-type="float" office:value="2125" calcext:value-type="float">
            <text:p>2125</text:p>
          </table:table-cell>
          <table:table-cell table:number-columns-repeated="4"/>
          <table:table-cell table:style-name="Default" office:value-type="string" calcext:value-type="string">
            <text:p>COUNT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  <table:table-cell table:style-name="Default"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  <table:table-cell office:value-type="string" calcext:value-type="string">
            <text:p>Trial 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  <table:table-cell office:value-type="string" calcext:value-type="string">
            <text:p>Trial 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  <table:table-cell office:value-type="string" calcext:value-type="string">
            <text:p>Trial 4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  <table:table-cell office:value-type="string" calcext:value-type="string">
            <text:p>Trial 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  <table:table-cell office:value-type="string" calcext:value-type="string">
            <text:p>Average: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Default" office:value-type="string" calcext:value-type="string">
            <text:p>UNIFOR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  <table:table-cell table:style-name="Default" office:value-type="string" calcext:value-type="string">
            <text:p>UNIFORM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  <table:table-cell office:value-type="string" calcext:value-type="string">
            <text:p>Trial 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  <table:table-cell office:value-type="string" calcext:value-type="string">
            <text:p>Trial 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  <table:table-cell office:value-type="string" calcext:value-type="string">
            <text:p>Trial 4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  <table:table-cell office:value-type="string" calcext:value-type="string">
            <text:p>Trial 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  <table:table-cell office:value-type="string" calcext:value-type="string">
            <text:p>Average: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PERCEP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  <table:table-cell table:style-name="Default" office:value-type="string" calcext:value-type="string">
            <text:p>PERCEP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  <table:table-cell office:value-type="string" calcext:value-type="string">
            <text:p>Trial 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  <table:table-cell office:value-type="string" calcext:value-type="string">
            <text:p>Trial 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  <table:table-cell office:value-type="string" calcext:value-type="string">
            <text:p>Trial 4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  <table:table-cell office:value-type="string" calcext:value-type="string">
            <text:p>Trial 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  <table:table-cell office:value-type="string" calcext:value-type="string">
            <text:p>Average: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SV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  <table:table-cell table:style-name="Default"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  <table:table-cell office:value-type="string" calcext:value-type="string">
            <text:p>Trial 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  <table:table-cell office:value-type="string" calcext:value-type="string">
            <text:p>Trial 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  <table:table-cell office:value-type="string" calcext:value-type="string">
            <text:p>Trial 4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  <table:table-cell office:value-type="string" calcext:value-type="string">
            <text:p>Trial 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  <table:table-cell office:value-type="string" calcext:value-type="string">
            <text:p>Average: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GAUSSIAN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  <table:table-cell table:style-name="Default" office:value-type="string" calcext:value-type="string">
            <text:p>GAUSSIAN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  <table:table-cell office:value-type="string" calcext:value-type="string">
            <text:p>Trial 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  <table:table-cell office:value-type="string" calcext:value-type="string">
            <text:p>Trial 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  <table:table-cell office:value-type="string" calcext:value-type="string">
            <text:p>Trial 4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  <table:table-cell office:value-type="string" calcext:value-type="string">
            <text:p>Trial 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  <table:table-cell office:value-type="string" calcext:value-type="string">
            <text:p>Average: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DECISION_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  <table:table-cell table:style-name="Default" office:value-type="string" calcext:value-type="string">
            <text:p>DECISION_T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  <table:table-cell office:value-type="string" calcext:value-type="string">
            <text:p>Trial 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  <table:table-cell office:value-type="string" calcext:value-type="string">
            <text:p>Trial 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  <table:table-cell office:value-type="string" calcext:value-type="string">
            <text:p>Trial 3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  <table:table-cell office:value-type="string" calcext:value-type="string">
            <text:p>Trial 4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  <table:table-cell office:value-type="string" calcext:value-type="string">
            <text:p>Trial 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  <table:table-cell office:value-type="string" calcext:value-type="string">
            <text:p>Average:</text:p>
          </table:table-cell>
        </table:table-row>
      </table:table>
      <table:table table:name="DT" table:style-name="ta1">
        <table:table-column table:style-name="co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ECISION_T</text:p>
          </table:table-cell>
          <table:table-cell office:value-type="string" calcext:value-type="string">
            <text:p>Total:</text:p>
          </table:table-cell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office:value-type="string" calcext:value-type="string">
            <text:p>UNIFOR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RCEP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V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GAUSSIAN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ECISION_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</table:table>
      <table:table table:name="NN" table:style-name="ta1">
        <table:table-column table:style-name="co7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EURAL_NET</text:p>
          </table:table-cell>
          <table:table-cell office:value-type="string" calcext:value-type="string">
            <text:p>Total:</text:p>
          </table:table-cell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office:value-type="string" calcext:value-type="string">
            <text:p>UNIFOR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ERCEP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SV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GAUSSIAN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ECISION_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Negative Rate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20:40:17.285689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nor </meta:initial-creator>
    <meta:creation-date>2017-06-11T20:35:13.248473809</meta:creation-date>
    <meta:generator>LibreOffice/4.4.3.2$Linux_X86_64 LibreOffice_project/40m0$Build-2</meta:generator>
    <dc:date>2017-06-11T20:52:33.788972592</dc:date>
    <dc:creator>Connor </dc:creator>
    <meta:editing-duration>PT12M16S</meta:editing-duration>
    <meta:editing-cycles>1</meta:editing-cycles>
    <meta:document-statistic meta:table-count="4" meta:cell-count="367" meta:object-count="0"/>
  </office:meta>
</office:document-meta>
</file>